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172c6d" officeooo:paragraph-rsid="00172c6d"/>
    </style:style>
    <style:style style:name="P2" style:family="paragraph" style:parent-style-name="Standard">
      <style:paragraph-properties fo:line-height="200%"/>
      <style:text-properties officeooo:rsid="00172c6d" officeooo:paragraph-rsid="00172c6d"/>
    </style:style>
    <style:style style:name="P3" style:family="paragraph" style:parent-style-name="Standard">
      <style:paragraph-properties fo:line-height="200%" fo:text-align="center" style:justify-single-word="false"/>
      <style:text-properties officeooo:rsid="00172c6d" officeooo:paragraph-rsid="00172c6d"/>
    </style:style>
    <style:style style:name="P4" style:family="paragraph" style:parent-style-name="Standard">
      <style:paragraph-properties fo:line-height="200%" fo:text-align="start" style:justify-single-word="false"/>
      <style:text-properties officeooo:rsid="001ec8b5" officeooo:paragraph-rsid="00208d25"/>
    </style:style>
    <style:style style:name="P5" style:family="paragraph" style:parent-style-name="Standard">
      <style:paragraph-properties fo:line-height="200%" fo:text-align="start" style:justify-single-word="false"/>
      <style:text-properties officeooo:paragraph-rsid="00172c6d"/>
    </style:style>
    <style:style style:name="P6" style:family="paragraph" style:parent-style-name="Standard">
      <style:paragraph-properties fo:line-height="200%" fo:text-align="start" style:justify-single-word="false"/>
      <style:text-properties officeooo:paragraph-rsid="002fb9ca"/>
    </style:style>
    <style:style style:name="P7" style:family="paragraph" style:parent-style-name="Standard">
      <style:paragraph-properties fo:line-height="200%" fo:text-align="start" style:justify-single-word="false"/>
      <style:text-properties officeooo:rsid="0026926a" officeooo:paragraph-rsid="0026926a"/>
    </style:style>
    <style:style style:name="P8" style:family="paragraph" style:parent-style-name="Standard">
      <style:paragraph-properties fo:line-height="200%" fo:text-align="start" style:justify-single-word="false"/>
      <style:text-properties officeooo:rsid="003e6323" officeooo:paragraph-rsid="003e6323"/>
    </style:style>
    <style:style style:name="P9" style:family="paragraph" style:parent-style-name="Endnote">
      <style:text-properties officeooo:rsid="004b4c41" officeooo:paragraph-rsid="004b4c41"/>
    </style:style>
    <style:style style:name="P10" style:family="paragraph" style:parent-style-name="Standard">
      <style:paragraph-properties fo:line-height="200%"/>
      <style:text-properties officeooo:rsid="00172c6d" officeooo:paragraph-rsid="00172c6d"/>
    </style:style>
    <style:style style:name="T1" style:family="text">
      <style:text-properties style:text-position="super 58%" officeooo:rsid="00172c6d"/>
    </style:style>
    <style:style style:name="T2" style:family="text">
      <style:text-properties fo:font-style="italic"/>
    </style:style>
    <style:style style:name="T3" style:family="text">
      <style:text-properties fo:font-style="italic" officeooo:rsid="0046982d"/>
    </style:style>
    <style:style style:name="T4" style:family="text">
      <style:text-properties officeooo:rsid="0026a009"/>
    </style:style>
    <style:style style:name="T5" style:family="text">
      <style:text-properties officeooo:rsid="002fb9ca"/>
    </style:style>
    <style:style style:name="T6" style:family="text">
      <style:text-properties officeooo:rsid="00172c6d"/>
    </style:style>
    <style:style style:name="T7" style:family="text">
      <style:text-properties officeooo:rsid="003e903e"/>
    </style:style>
    <style:style style:name="T8" style:family="text">
      <style:text-properties officeooo:rsid="0044e2a7"/>
    </style:style>
    <style:style style:name="T9" style:family="text">
      <style:text-properties officeooo:rsid="004546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saac Howie</text:p>
      <text:p text:style-name="P2">History 12</text:p>
      <text:p text:style-name="P2">May 11, 2018</text:p>
      <text:p text:style-name="P3">The Roaring Twenties: A Facade of Depression</text:p>
      <text:p text:style-name="P5"><text:span text:style-name="T6">The 20</text:span><text:span text:style-name="T1">th</text:span><text:span text:style-name="T6"> century was one of evil, hatred, grievance, suffering and death, right from the start. Begun by the First World War and lasting until the century’s end, this period of gruesome distrust killed 200 million people.</text:span><text:span text:style-name="T6"><text:note text:id="ftn1" text:note-class="endnote"><text:note-citation>i</text:note-citation><text:note-body><text:p text:style-name="Endnote">White, Matthew. “Necrometrics: How Many People Died in the 20th Century?” <text:span text:style-name="T2">Twentieth Century Atlas - Death Tolls</text:span>, Sept. 2011, necrometrics.com/all20c.htm. </text:p></text:note-body></text:note></text:span><text:span text:style-name="T6"> After the First World War, responsible for the deaths of 35 million,</text:span><text:span text:style-name="T6"><text:note text:id="ftn2" text:note-class="endnote"><text:note-citation>ii</text:note-citation><text:note-body><text:p text:style-name="Endnote">Facts, WW1. “Casualties.” <text:span text:style-name="T2">WW1 Facts</text:span>, 2017, ww1facts.net/quick-reference/ww1-casualties/. </text:p></text:note-body></text:note></text:span><text:span text:style-name="T6"> came a period of drinking, smoking, debt, and economic prosperity known as the 1920s.</text:span><text:span text:style-name="T6"><text:note text:id="ftn3" text:note-class="endnote"><text:note-citation>iii</text:note-citation><text:note-body><text:p text:style-name="Endnote">Ho, BJ Pang Chieh. “The History Of American Alcohol Consumption, Charted.” <text:span text:style-name="T2">Watching Sandwiches Getting Made In Factories Is Oddly Satisfying</text:span>, Digg, 13 Mar. 2017, 5:11 PM, digg.com/2017/history-of-american-alcohol-consumption. </text:p></text:note-body></text:note></text:span><text:span text:style-name="T6"> Increasing standards of living and widespread relief from the atrocities of the war covered up rising suicide rates,</text:span><text:span text:style-name="T6"><text:note text:id="ftn4" text:note-class="endnote"><text:note-citation>iv</text:note-citation><text:note-body><text:p text:style-name="Endnote">McCleary, &amp; Hay. “Annual U.S. Suicide Rate (per 100,1000) 1920 – 1969.” <text:span text:style-name="T2">DataMarket</text:span>, 20 June 2012, datamarket.com/data/set/22vv/annual-us-suicide-rate-per-1001000-1920-1969. </text:p></text:note-body></text:note></text:span><text:span text:style-name="T6"> obscene amounts of consumer debt,</text:span><text:span text:style-name="T6"><text:note text:id="ftn5" text:note-class="endnote"><text:note-citation>v</text:note-citation><text:note-body><text:p text:style-name="Endnote">Mian, Atif, and Amir Sufi. “Household Debt and the Great Depression.” <text:span text:style-name="T2">House of Debt</text:span>, 15 Mar. 2014, houseofdebt.org/2014/03/15/household-debt-and-the-great-depression.html. </text:p></text:note-body></text:note></text:span><text:span text:style-name="T6"> and a numerical, vacillant economy.</text:span><text:span text:style-name="T6"><text:note text:id="ftn6" text:note-class="endnote"><text:note-citation>vi</text:note-citation><text:note-body><text:p text:style-name="Endnote">Amadeo, Kimberly. “What Made the 1920s Roar?” <text:span text:style-name="T2">The Balance</text:span>, The Balance, 22 Dec. 2017, www.thebalance.com/roaring-twenties-4060511. </text:p></text:note-body></text:note></text:span><text:span text:style-name="T6"> All this goes to show that the 1920s was a decadent and corrupt decade.</text:span></text:p>
      <text:p text:style-name="P4">The 1920s were corrupt because of the amount of debt, and the enticing promise of “get now, pay later.” <text:span text:style-name="T9">In the early 1920s, an “unstable economy and high inflation” reflected the post-war economic situation.</text:span><text:span text:style-name="T9"><text:note text:id="ftn0" text:note-class="endnote"><text:note-citation>vii</text:note-citation><text:note-body><text:p text:style-name="Endnote">Grahame-Smith, Deborah. “Europe in the 1920s.” <text:span text:style-name="T2">Countdown to Catastrophe</text:span>, Marshall Cavendish Benchmark, 2011, p. 23. </text:p></text:note-body></text:note></text:span><text:span text:style-name="T9"> In 1921, the American economy was in a position of “economic chaos.”</text:span><text:span text:style-name="T9"><text:note text:id="ftn22" text:note-class="endnote"><text:note-citation>viii</text:note-citation><text:note-body><text:p text:style-name="Endnote">Streissguth, Thomas. <text:span text:style-name="T2">The Roaring Twenties: an Eyewitness History</text:span>. Facts on File, 2001. </text:p></text:note-body></text:note></text:span><text:span text:style-name="T9"> With only about a third of banks insured by the government of America,</text:span><text:span text:style-name="T9"><text:note text:id="ftn7" text:note-class="endnote"><text:note-citation>ix</text:note-citation><text:note-body><text:p text:style-name="Endnote">Amadeo, Kimberly. “What Made the 1920s Roar?” <text:span text:style-name="T2">The Balance</text:span>, The Balance, 22 Dec. 2017, www.thebalance.com/roaring-twenties-4060511. </text:p></text:note-body></text:note></text:span><text:span text:style-name="T9"> consumers were depositing the little money that actually belonged to them into a gambling bank with no guarantee of keeping their money safe. Purchasing stocks on “margin,” or paying 10% of the price of stocks and borrowing the rest, became commonplace, plunging most Americans into thick debt.</text:span><text:span text:style-name="T9"><text:note text:id="ftn8" text:note-class="endnote"><text:note-citation>x</text:note-citation><text:note-body><text:p text:style-name="Endnote">Bos, Carole D. “Stock Market Crash of 1929 - Buying on Margin.” <text:span text:style-name="T2">AwesomeStories.com</text:span>, 3 Feb. 2014, www.awesomestories.com/asset/view/Stock-Market-Crash-of-1929-Buying-on-Margin. </text:p></text:note-body></text:note></text:span><text:span text:style-name="T9"> In fact, installment plans and consumer debt were used to purchase 60% of all cars and 80% of all radios in the late 1920s.</text:span><text:span text:style-name="T9"><text:note text:id="ftn9" text:note-class="endnote"><text:note-citation>xi</text:note-citation><text:note-body><text:p text:style-name="Endnote">“The 1920s Credit Bubble.” <text:span text:style-name="T2">Daily Kos</text:span>, 14 Jan. 2008, www.dailykos.com/stories/2008/1/14/436037/-. </text:p></text:note-body></text:note></text:span><text:span text:style-name="T9"> Debt was so serious in the 1920s that when it was all contracted in the 1930s, the world economy was in critical condition. The 1920s was decadent because of the debt that became so commonplace.</text:span></text:p>
      <text:p text:style-name="P7">Furthermore, the 1920s <text:span text:style-name="T7">were</text:span> corrupt because of the abuse of alcohol and substances. In the First World War, British infantry privates were paid 1 <text:span text:style-name="T7">shilling</text:span> per day,<text:note text:id="ftn10" text:note-class="endnote"><text:note-citation>xii</text:note-citation><text:note-body><text:p text:style-name="Endnote">Baker, Chris. “British Army Rates of Pay 1914.” <text:span text:style-name="T2">The Long, Long Trail</text:span>, 13 Dec. 1915, www.longlongtrail.co.uk/soldiers/a-soldiers-life-1914-1918/british-army-rates-pay-1914/. </text:p></text:note-body></text:note> the modern equivalent <text:span text:style-name="T4">of about 5 British pounds</text:span><text:span text:style-name="T4"><text:note text:id="ftn11" text:note-class="endnote"><text:note-citation>xiii</text:note-citation><text:note-body><text:p text:style-name="Endnote">England, Bank of. “Inflation.” <text:span text:style-name="T2">Alt Text</text:span>, 15 Dec. 2016, www.bankofengland.co.uk/monetary-policy/inflation. </text:p></text:note-body></text:note></text:span><text:span text:style-name="T4">, which was a lot more than their living expenses.</text:span><text:span text:style-name="T4"><text:note text:id="ftn12" text:note-class="endnote"><text:note-citation>xiv</text:note-citation><text:note-body><text:p text:style-name="Endnote">Houghton, Ian. “WWI FACTS &amp; FIGURES &amp; MYTHS.” <text:span text:style-name="T2">Tommy 1418.Com</text:span>, 2012, www.tommy1418.com/wwi-facts--figures--myths.html. </text:p></text:note-body></text:note></text:span><text:span text:style-name="T4"> Thus, even the lowest-paid soldiers came </text:span><text:soft-page-break/><text:span text:style-name="T4">home with a pile of money after the conclusion of the war. In the post-war years, illegal beer was cheap compared to the amount of money soldiers had.</text:span><text:span text:style-name="T4"><text:note text:id="ftn13" text:note-class="endnote"><text:note-citation>xv</text:note-citation><text:note-body><text:p text:style-name="Endnote"><text:s/>Pattison, Ron. “The Price of Beer Yesterday: Difficult Times in WW I Pubs.” Danish Breweries: Every Danish Brewery and All Danish Beers, European Beer Guide, 2010, www.europeanbeerguide.net/beer1917.htm. </text:p></text:note-body></text:note></text:span><text:span text:style-name="T4"> Though alcohol consumption decreased during Prohibition, it was still sold illegally, and people still drank it.</text:span><text:span text:style-name="T4"><text:note text:id="ftn14" text:note-class="endnote"><text:note-citation>xvi</text:note-citation><text:note-body><text:p text:style-name="Endnote">Olson, Steve. “The Price and Availability of Alcohol.” <text:span text:style-name="T2">Advances in Pediatrics.</text:span>, U.S. National Library of Medicine, 1 Jan. 1985, www.ncbi.nlm.nih.gov/books/NBK217454/. </text:p></text:note-body></text:note></text:span><text:span text:style-name="T4"> Not to mention the ubiquitous use of tobacco. In the 1920s, tobacco was considered a commodity, and people were encouraged to smoke it. Even marijuana, an extremely harmful drug, was used “medicinally” in the 1920s.</text:span><text:span text:style-name="T4"><text:note text:id="ftn15" text:note-class="endnote"><text:note-citation>xvii</text:note-citation><text:note-body><text:p text:style-name="Endnote">Staff, Casa Palmera. “The History of Illegal Drugs in America.” <text:span text:style-name="T2">Alcohol Treatment &amp; Drug Rehab Center San Diego, CA</text:span>, 23 July 2015, casapalmera.com/blog/the-history-of-illegal-drugs-in-america/. </text:p></text:note-body></text:note></text:span><text:span text:style-name="T4"> Moreover, the 1920s was the decade in which dieting and weight became an issue, and exercise became commonplace to keep one looking their best.</text:span><text:span text:style-name="T4"><text:note text:id="ftn23" text:note-class="endnote"><text:note-citation>xviii</text:note-citation><text:note-body><text:p text:style-name="P9">Douglas, Baldwin. “The 1920s.” Canada Through The Decades. Weigl, 2000.</text:p></text:note-body></text:note></text:span><text:span text:style-name="T4"> The abuse of substances and seeking pleasure contributed to the indulgent atmosphere in the 1920s.</text:span></text:p>
      <text:p text:style-name="P6"><text:span text:style-name="T5">Moreover, the increase in leisure time during the 1920s caused people to be able to complete more leisure activities. In 1900, the average work week in the manufacturing industry was 59 hours, which decreased to 48 hours in 1924.</text:span><text:span text:style-name="T5"><text:note text:id="ftn16" text:note-class="endnote"><text:note-citation>xix</text:note-citation><text:note-body><text:p text:style-name="Endnote">Whaples, Robert. “Hours of Work in U.S. History.” <text:span text:style-name="T2">EHnet</text:span>, Wake Forest University, eh.net/encyclopedia/hours-of-work-in-u-s-history/. </text:p></text:note-body></text:note></text:span><text:span text:style-name="T5"> With the decreased work week came unscheduled time. Another influence on leisure time in the 1920s was electricity. Electric lighting in the home meant more waking hours. Appliances such as the washing machine, electric oven, vacuum cleaner, electric toaster, and electric iron helped decrease the workload of housewives in the 1920s, and allowed families to work without expensive domestic servants.</text:span><text:span text:style-name="T5"><text:note text:id="ftn17" text:note-class="endnote"><text:note-citation>xx</text:note-citation><text:note-body><text:p text:style-name="Endnote">Lorance, Loretta. “Household Appliances in the 1920s.” <text:span text:style-name="T2">Brickhaus</text:span>, 1998, www.brickhaus.com/amoore/magazine/house.html. </text:p></text:note-body></text:note></text:span><text:span text:style-name="T5"> Inventions such as the radio, movie theatre, amusement park, and board games consumed the newfound leisure time in the 1920s. Sports also gained in popularity, and watching baseball, especially Babe Ruth, became an American tradition.</text:span><text:span text:style-name="T5"><text:note text:id="ftn18" text:note-class="endnote"><text:note-citation>xxi</text:note-citation><text:note-body><text:p text:style-name="Endnote">Modras, Megan, and Jolie Mills. “Leisure Activities.” <text:span text:style-name="T2">Culture of the 1920s</text:span>, cultureof1920s.weebly.com/leisure-activities.html. </text:p></text:note-body></text:note></text:span><text:span text:style-name="T5"> Many new dances were danced in the 1920s, including the Foxtrot, the Charleston and the Tango, and the Jazz Age presented a new selection of dances that were far easier to do than their predecessors.</text:span><text:span text:style-name="T5"><text:note text:id="ftn19" text:note-class="endnote"><text:note-citation>xxii</text:note-citation><text:note-body><text:p text:style-name="Endnote">Nelson, Walter. “Jazz Age Social Dancing (‘The Modern Dances’).” <text:span text:style-name="T2">1930s Viennese Waltz</text:span>, 2018, www.walternelson.com/dr/1920s-dance. </text:p></text:note-body></text:note></text:span><text:span text:style-name="T5"> <text:s/>Celebrity endorsement and advertising became extremely popular, and blind consumerism made its debut in the 1920s.</text:span><text:span text:style-name="T5"><text:note text:id="ftn20" text:note-class="endnote"><text:note-citation>xxiii</text:note-citation><text:note-body><text:p text:style-name="Endnote">https://www.uow.edu.au/~sharonb/consumerism.html</text:p></text:note-body></text:note></text:span><text:span text:style-name="T5"> The working class in the 1920s “received the same access” to a level of convenience prior experienced only by the rich, and they loved it.</text:span><text:span text:style-name="T5"><text:note text:id="ftn21" text:note-class="endnote"><text:note-citation>xxiv</text:note-citation><text:note-body><text:p text:style-name="Endnote">Gordon, Robert J. “The American Home: From Dark and Isolated to Bright and Networked.” <text:span text:style-name="T2">The Rise and Fall of American Growt</text:span><text:span text:style-name="T3">h</text:span>, Princeton University Press., 2016, p. 95. </text:p></text:note-body></text:note></text:span><text:span text:style-name="T5"> This led to increasing materialism, as people began to be more attached to things. The 1920s was a decadent decade because of the salient worship of personal material pleasure.</text:span></text:p>
      <text:p text:style-name="P8"><text:soft-page-break/>The 1920s <text:span text:style-name="T7">was</text:span> a decadent and corrupt decade. The increasing consumer credit in this decade poised a facade of security, when in reality the economy was fragile. The abuse of alcohol and substances in this decade made people feel good, when in reality they were murdering themselves. Finally, the blind consumerism, increased leisure time and celebrity endorsement surrounding un-monitored advertising <text:s/>created a materialistic population that craves <text:span text:style-name="T8">personal goods and services</text:span>. All this goes to show that the 1920s <text:span text:style-name="T7">was</text:span> a corrupt and indulgent dec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2c6d" officeooo:paragraph-rsid="00172c6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Howie <text:page-number text:select-page="current">3</text:page-number></text:p>
      </style:head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3:29:05.452000000</meta:creation-date>
    <dc:date>2018-05-24T11:51:20.749000000</dc:date>
    <meta:editing-duration>PT1H18M13S</meta:editing-duration>
    <meta:editing-cycles>9</meta:editing-cycles>
    <meta:generator>LibreOffice/5.3.6.1$Windows_X86_64 LibreOffice_project/686f202eff87ef707079aeb7f485847613344eb7</meta:generator>
    <meta:document-statistic meta:table-count="0" meta:image-count="0" meta:object-count="0" meta:page-count="4" meta:paragraph-count="34" meta:word-count="1146" meta:character-count="8129" meta:non-whitespace-character-count="6993"/>
  </office:meta>
</office:document-meta>
</file>